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cb"/>
    </style:style>
    <style:style style:name="P2" style:family="paragraph" style:parent-style-name="Standard">
      <style:text-properties officeooo:rsid="001181cb" officeooo:paragraph-rsid="001181cb"/>
    </style:style>
    <style:style style:name="P3" style:family="paragraph" style:parent-style-name="Standard">
      <style:paragraph-properties fo:break-before="page"/>
      <style:text-properties officeooo:rsid="001181cb" officeooo:paragraph-rsid="001181cb"/>
    </style:style>
    <style:style style:name="P4" style:family="paragraph" style:parent-style-name="Standard">
      <style:text-properties officeooo:rsid="001235a3" officeooo:paragraph-rsid="001235a3"/>
    </style:style>
    <style:style style:name="P5" style:family="paragraph" style:parent-style-name="Standard">
      <style:text-properties fo:font-weight="bold" officeooo:rsid="001235a3" officeooo:paragraph-rsid="001235a3" style:font-weight-asian="bold" style:font-weight-complex="bold"/>
    </style:style>
    <style:style style:name="P6" style:family="paragraph" style:parent-style-name="Standard">
      <style:text-properties fo:font-weight="bold" officeooo:rsid="0016ec55" officeooo:paragraph-rsid="0016ec55" style:font-weight-asian="bold" style:font-weight-complex="bold"/>
    </style:style>
    <style:style style:name="P7" style:family="paragraph" style:parent-style-name="Standard">
      <style:text-properties fo:font-weight="bold" officeooo:rsid="001e0588" officeooo:paragraph-rsid="001e0588" style:font-weight-asian="bold" style:font-weight-complex="bold"/>
    </style:style>
    <style:style style:name="P8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9" style:family="paragraph" style:parent-style-name="Standard">
      <style:text-properties fo:font-weight="bold" officeooo:rsid="001e9bf9" officeooo:paragraph-rsid="001e9bf9" style:font-weight-asian="bold" style:font-weight-complex="bold"/>
    </style:style>
    <style:style style:name="P10" style:family="paragraph" style:parent-style-name="Standard">
      <style:text-properties fo:font-weight="bold" officeooo:rsid="00216cfd" officeooo:paragraph-rsid="00216cfd" style:font-weight-asian="bold" style:font-weight-complex="bold"/>
    </style:style>
    <style:style style:name="P11" style:family="paragraph" style:parent-style-name="Standard">
      <style:text-properties officeooo:paragraph-rsid="001181cb"/>
    </style:style>
    <style:style style:name="P12" style:family="paragraph" style:parent-style-name="Standard">
      <style:text-properties fo:font-weight="normal" officeooo:rsid="00181e3b" officeooo:paragraph-rsid="00181e3b" style:font-weight-asian="normal" style:font-weight-complex="normal"/>
    </style:style>
    <style:style style:name="P13" style:family="paragraph" style:parent-style-name="Standard">
      <style:text-properties officeooo:rsid="001e0588" officeooo:paragraph-rsid="001e74a0"/>
    </style:style>
    <style:style style:name="P14" style:family="paragraph" style:parent-style-name="Standard">
      <style:text-properties fo:font-weight="bold" officeooo:rsid="001e74a0" officeooo:paragraph-rsid="001e74a0" style:font-weight-asian="bold" style:font-weight-complex="bold"/>
    </style:style>
    <style:style style:name="P15" style:family="paragraph" style:parent-style-name="Standard">
      <style:text-properties fo:font-weight="bold" officeooo:rsid="002a09da" officeooo:paragraph-rsid="002a09da" style:font-weight-asian="bold" style:font-weight-complex="bold"/>
    </style:style>
    <style:style style:name="P16" style:family="paragraph" style:parent-style-name="Standard">
      <style:text-properties fo:font-weight="bold" officeooo:rsid="002a09da" officeooo:paragraph-rsid="002b968c" style:font-weight-asian="bold" style:font-weight-complex="bold"/>
    </style:style>
    <style:style style:name="P17" style:family="paragraph" style:parent-style-name="Standard">
      <style:text-properties fo:font-weight="bold" officeooo:rsid="002eeea9" officeooo:paragraph-rsid="002eeea9" style:font-weight-asian="bold" style:font-weight-complex="bold"/>
    </style:style>
    <style:style style:name="P18" style:family="paragraph" style:parent-style-name="Standard">
      <style:text-properties fo:font-weight="bold" officeooo:rsid="0030f332" officeooo:paragraph-rsid="0030f332" style:font-weight-asian="bold" style:font-weight-complex="bold"/>
    </style:style>
    <style:style style:name="P19" style:family="paragraph" style:parent-style-name="Standard">
      <style:text-properties fo:font-weight="bold" officeooo:rsid="003268cc" officeooo:paragraph-rsid="003268cc" style:font-weight-asian="bold" style:font-weight-complex="bold"/>
    </style:style>
    <style:style style:name="P20" style:family="paragraph" style:parent-style-name="Standard">
      <style:text-properties fo:font-weight="bold" officeooo:rsid="003a053c" officeooo:paragraph-rsid="003a053c" style:font-weight-asian="bold" style:font-weight-complex="bold"/>
    </style:style>
    <style:style style:name="P21" style:family="paragraph" style:parent-style-name="Standard">
      <style:text-properties fo:font-weight="bold" officeooo:rsid="00216cfd" officeooo:paragraph-rsid="003d8380" style:font-weight-asian="bold" style:font-weight-complex="bold"/>
    </style:style>
    <style:style style:name="P22" style:family="paragraph" style:parent-style-name="Standard">
      <style:text-properties fo:font-weight="bold" officeooo:rsid="003f802a" officeooo:paragraph-rsid="003f802a" style:font-weight-asian="bold" style:font-weight-complex="bold"/>
    </style:style>
    <style:style style:name="P23" style:family="paragraph" style:parent-style-name="Standard">
      <style:text-properties fo:font-weight="bold" officeooo:rsid="0040dc36" officeooo:paragraph-rsid="0040dc36" style:font-weight-asian="bold" style:font-weight-complex="bold"/>
    </style:style>
    <style:style style:name="P24" style:family="paragraph" style:parent-style-name="Standard">
      <style:text-properties fo:font-weight="bold" officeooo:rsid="0042b8a0" officeooo:paragraph-rsid="0042b8a0" style:font-weight-asian="bold" style:font-weight-complex="bold"/>
    </style:style>
    <style:style style:name="P25" style:family="paragraph" style:parent-style-name="Standard">
      <style:text-properties officeooo:rsid="001181cb" officeooo:paragraph-rsid="001181cb"/>
    </style:style>
    <style:style style:name="P26" style:family="paragraph" style:parent-style-name="Standard">
      <style:text-properties officeooo:rsid="001181cb" officeooo:paragraph-rsid="002a09da"/>
    </style:style>
    <style:style style:name="P27" style:family="paragraph" style:parent-style-name="Standard">
      <style:text-properties officeooo:rsid="001181cb" officeooo:paragraph-rsid="0022995d"/>
    </style:style>
    <style:style style:name="P28" style:family="paragraph" style:parent-style-name="Standard">
      <style:text-properties officeooo:rsid="002eeea9" officeooo:paragraph-rsid="002eeea9"/>
    </style:style>
    <style:style style:name="P29" style:family="paragraph" style:parent-style-name="Standard">
      <style:text-properties fo:font-weight="normal" officeooo:rsid="0042b8a0" officeooo:paragraph-rsid="0042b8a0" style:font-weight-asian="normal" style:font-weight-complex="normal"/>
    </style:style>
    <style:style style:name="T1" style:family="text">
      <style:text-properties officeooo:rsid="001181cb"/>
    </style:style>
    <style:style style:name="T2" style:family="text">
      <style:text-properties officeooo:rsid="00140fa8"/>
    </style:style>
    <style:style style:name="T3" style:family="text">
      <style:text-properties fo:font-variant="normal" fo:text-transform="none" fo:color="#091e42" loext:opacity="100%" style:font-name="Courier" fo:font-size="12pt" fo:letter-spacing="normal" fo:font-style="normal" fo:font-weight="normal"/>
    </style:style>
    <style:style style:name="T4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91e42" loext:opacity="100%" style:font-name="Courier" fo:font-size="12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091e42" loext:opacity="100%" fo:letter-spacing="normal" fo:font-weight="bold" style:font-weight-asian="bold" style:font-weight-complex="bold"/>
    </style:style>
    <style:style style:name="T7" style:family="text">
      <style:text-properties fo:font-variant="normal" fo:text-transform="none" fo:color="#008000" loext:opacity="100%" style:font-name="Courier" fo:font-size="12pt" fo:letter-spacing="normal" fo:font-style="normal" fo:font-weight="normal" loext:padding="0cm" loext:border="none"/>
    </style:style>
    <style:style style:name="T8" style:family="text">
      <style:text-properties officeooo:rsid="0014fdc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24f4" style:font-weight-asian="bold" style:font-weight-complex="bold"/>
    </style:style>
    <style:style style:name="T11" style:family="text">
      <style:text-properties fo:font-weight="bold" officeooo:rsid="002efa26" style:font-weight-asian="bold" style:font-weight-complex="bold"/>
    </style:style>
    <style:style style:name="T12" style:family="text">
      <style:text-properties fo:font-weight="bold" officeooo:rsid="0030773c" style:font-weight-asian="bold" style:font-weight-complex="bold"/>
    </style:style>
    <style:style style:name="T13" style:family="text">
      <style:text-properties fo:font-weight="bold" officeooo:rsid="003bd1e4" style:font-weight-asian="bold" style:font-weight-complex="bold"/>
    </style:style>
    <style:style style:name="T14" style:family="text">
      <style:text-properties fo:font-weight="bold" officeooo:rsid="003c4f57" style:font-weight-asian="bold" style:font-weight-complex="bold"/>
    </style:style>
    <style:style style:name="T15" style:family="text">
      <style:text-properties fo:font-weight="bold" officeooo:rsid="003c4a37" style:font-weight-asian="bold" style:font-weight-complex="bold"/>
    </style:style>
    <style:style style:name="T16" style:family="text">
      <style:text-properties officeooo:rsid="001524f4"/>
    </style:style>
    <style:style style:name="T17" style:family="text">
      <style:text-properties officeooo:rsid="001c887a"/>
    </style:style>
    <style:style style:name="T18" style:family="text">
      <style:text-properties officeooo:rsid="001e74a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ad54f" style:font-weight-asian="normal" style:font-weight-complex="normal"/>
    </style:style>
    <style:style style:name="T21" style:family="text">
      <style:text-properties fo:font-weight="normal" officeooo:rsid="002b968c" style:font-weight-asian="normal" style:font-weight-complex="normal"/>
    </style:style>
    <style:style style:name="T22" style:family="text">
      <style:text-properties fo:font-weight="normal" officeooo:rsid="002fbf06" style:font-weight-asian="normal" style:font-weight-complex="normal"/>
    </style:style>
    <style:style style:name="T23" style:family="text">
      <style:text-properties fo:font-weight="normal" officeooo:rsid="0030773c" style:font-weight-asian="normal" style:font-weight-complex="normal"/>
    </style:style>
    <style:style style:name="T24" style:family="text">
      <style:text-properties fo:font-weight="normal" officeooo:rsid="00313d65" style:font-weight-asian="normal" style:font-weight-complex="normal"/>
    </style:style>
    <style:style style:name="T25" style:family="text">
      <style:text-properties fo:font-weight="normal" officeooo:rsid="0032b6af" style:font-weight-asian="normal" style:font-weight-complex="normal"/>
    </style:style>
    <style:style style:name="T26" style:family="text">
      <style:text-properties fo:font-weight="normal" officeooo:rsid="00345f7c" style:font-weight-asian="normal" style:font-weight-complex="normal"/>
    </style:style>
    <style:style style:name="T27" style:family="text">
      <style:text-properties fo:font-weight="normal" officeooo:rsid="00365ed8" style:font-weight-asian="normal" style:font-weight-complex="normal"/>
    </style:style>
    <style:style style:name="T28" style:family="text">
      <style:text-properties fo:font-weight="normal" officeooo:rsid="00383047" style:font-weight-asian="normal" style:font-weight-complex="normal"/>
    </style:style>
    <style:style style:name="T29" style:family="text">
      <style:text-properties fo:font-weight="normal" officeooo:rsid="003a053c" style:font-weight-asian="normal" style:font-weight-complex="normal"/>
    </style:style>
    <style:style style:name="T30" style:family="text">
      <style:text-properties fo:font-weight="normal" officeooo:rsid="003d8380" style:font-weight-asian="normal" style:font-weight-complex="normal"/>
    </style:style>
    <style:style style:name="T31" style:family="text">
      <style:text-properties fo:font-weight="normal" officeooo:rsid="0040dc36" style:font-weight-asian="normal" style:font-weight-complex="normal"/>
    </style:style>
    <style:style style:name="T32" style:family="text">
      <style:text-properties officeooo:rsid="002ad54f"/>
    </style:style>
    <style:style style:name="T33" style:family="text">
      <style:text-properties style:text-position="super 58%" fo:font-weight="normal" officeooo:rsid="002ad54f" style:font-weight-asian="normal" style:font-weight-complex="normal"/>
    </style:style>
    <style:style style:name="T34" style:family="text">
      <style:text-properties style:text-position="0% 100%"/>
    </style:style>
    <style:style style:name="T35" style:family="text">
      <style:text-properties officeooo:rsid="00313d65"/>
    </style:style>
    <style:style style:name="T36" style:family="text">
      <style:text-properties officeooo:rsid="0032b6af"/>
    </style:style>
    <style:style style:name="T37" style:family="text">
      <style:text-properties officeooo:rsid="00345f7c"/>
    </style:style>
    <style:style style:name="T38" style:family="text">
      <style:text-properties officeooo:rsid="00365ed8"/>
    </style:style>
    <style:style style:name="T39" style:family="text">
      <style:text-properties officeooo:rsid="00398d85"/>
    </style:style>
    <style:style style:name="T40" style:family="text">
      <style:text-properties officeooo:rsid="003a053c"/>
    </style:style>
    <style:style style:name="T41" style:family="text">
      <style:text-properties officeooo:rsid="003bd1e4"/>
    </style:style>
    <style:style style:name="T42" style:family="text">
      <style:text-properties officeooo:rsid="003c4a37"/>
    </style:style>
    <style:style style:name="T43" style:family="text">
      <style:text-properties officeooo:rsid="003ca72e"/>
    </style:style>
    <style:style style:name="T44" style:family="text">
      <style:text-properties officeooo:rsid="003d8380"/>
    </style:style>
    <style:style style:name="T45" style:family="text">
      <style:text-properties officeooo:rsid="0040d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************************************************</text:p>
      <text:p text:style-name="P5">committing to the previous commit only:</text:p>
      <text:p text:style-name="P4"><text:tab/><text:span text:style-name="T2">Let’s say we have committed one commit and just after committing we realize there was <text:tab/>typo issue or any small issue got committed.</text:span></text:p>
      <text:p text:style-name="P4"/>
      <text:p text:style-name="P4"><text:tab/><text:span text:style-name="T2">In order to not to have another commit, we can commit new changes to previous commit <text:tab/>only. </text:span></text:p>
      <text:p text:style-name="P2"><text:tab/></text:p>
      <text:p text:style-name="P11"><text:span text:style-name="T1"><text:tab/></text:span><text:span text:style-name="T4">git commit --amend -m</text:span><text:span text:style-name="T3"> </text:span><text:span text:style-name="T7">"an updated commit message"</text:span> // <text:span text:style-name="T8">if we want new <text:tab/>message in next commit</text:span></text:p>
      <text:p text:style-name="P11"><text:span text:style-name="T3"><text:tab/></text:span><text:span text:style-name="T4">git commit </text:span><text:span text:style-name="T5">--amend</text:span><text:span text:style-name="T6"> </text:span><text:span text:style-name="T5">--no-edit</text:span> // <text:span text:style-name="T8">same message with previous commit</text:span></text:p>
      <text:p text:style-name="P2"/>
      <text:p text:style-name="P2"><text:tab/><text:span text:style-name="T10">NOTE</text:span><text:span text:style-name="T16">: this amend commit works for only previous commit. Not for last 5 commit.</text:span></text:p>
      <text:p text:style-name="P2"/>
      <text:p text:style-name="P2">******************************************************************************</text:p>
      <text:p text:style-name="P6">Git Head:</text:p>
      <text:p text:style-name="P12"><text:tab/>Head is simply a pointer which refer to current <text:span text:style-name="T9">“location” </text:span>in your repository.</text:p>
      <text:p text:style-name="P12"><text:tab/><text:span text:style-name="T17">It just referencing to the particular branch.</text:span></text:p>
      <text:p text:style-name="P2"/>
      <text:p text:style-name="P2">******************************************************************************</text:p>
      <text:p text:style-name="P7">Git Stash:</text:p>
      <text:p text:style-name="P13"><text:tab/><text:span text:style-name="T18">Let’s say I am working on branch feature/skm/test and I have modified 5 files but at the <text:tab/>same time My friends seek for some help and I have to switch to his branch but I have 5 <text:tab/>files changes in my current branch feature/skm/test. </text:span></text:p>
      <text:p text:style-name="P13"><text:tab/><text:tab/><text:tab/><text:tab/><text:tab/><text:tab/><text:tab/><text:tab/><text:span text:style-name="T18">If i switch to other branch, I will loose <text:tab/>all the changes to my branch and to avoid this we use stash command.</text:span></text:p>
      <text:p text:style-name="P13"><text:tab/></text:p>
      <text:p text:style-name="P13"><text:tab/><text:span text:style-name="T18">git stash: It basically save all the 5 files changes. So after performing git stash I will be able <text:tab/>to switch to my friend branch and once I am done with the help I will again come to my <text:tab/>branch and <text:s/>I will do git stash pop, It will bring all the saved changes again to my new <text:tab/>branch.</text:span></text:p>
      <text:p text:style-name="P13"><text:tab/><text:tab/><text:tab/><text:tab/><text:tab/><text:tab/></text:p>
      <text:p text:style-name="P8"><text:tab/>1) git stash</text:p>
      <text:p text:style-name="P8">2) git stash pop</text:p>
      <text:p text:style-name="P26">******************************************************************************</text:p>
      <text:p text:style-name="P15">Git Head, detached Head and Head~*:</text:p>
      <text:p text:style-name="P15"/>
      <text:p text:style-name="P15">Git Head <text:span text:style-name="T19">&gt; It refers to the latest commit with respect to current branch.</text:span></text:p>
      <text:p text:style-name="P15"><text:span text:style-name="T19"/></text:p>
      <text:p text:style-name="P15">detached Head<text:span text:style-name="T19"> &gt; If we go back to any previous commit other than last commit, at that time, the <text:tab/>head will be in detached mode.</text:span></text:p>
      <text:p text:style-name="P15"><text:span text:style-name="T19"><text:tab/></text:span></text:p>
      <text:p text:style-name="P15"><text:span text:style-name="T19"><text:tab/></text:span>git <text:span text:style-name="T32">checkout commit_id</text:span><text:span text:style-name="T20">(let’s say we are travelling on previous 5</text:span><text:span text:style-name="T33">th</text:span><text:span text:style-name="T20"> commit)</text:span></text:p>
      <text:p text:style-name="P15"><text:span text:style-name="T20"><text:tab/></text:span><text:span text:style-name="T32">git log </text:span><text:span text:style-name="T20">(The head will be in detached mode as it is not pointing to current commit)</text:span></text:p>
      <text:p text:style-name="P15"><text:span text:style-name="T19"/></text:p>
      <text:p text:style-name="P16">Head~* &gt; <text:span text:style-name="T21">We can either use commit_id or Head~* to traverse back to any specific commit</text:span><text:span text:style-name="T19">.</text:span></text:p>
      <text:p text:style-name="P16"><text:span text:style-name="T19"><text:tab/> <text:s text:c="6"/></text:span><text:span text:style-name="T21">Head~3 – traverse 3 commit back.</text:span><text:span text:style-name="T19"> <text:s/></text:span></text:p>
      <text:p text:style-name="P16"><text:span text:style-name="T19"><text:s/><text:tab/> <text:s text:c="6"/></text:span><text:span text:style-name="T21">Head~5 – traverse 5 commit back.</text:span><text:span text:style-name="T19"> <text:s/></text:span></text:p>
      <text:p text:style-name="P15"/>
      <text:p text:style-name="P2"/>
      <text:p text:style-name="P2"/>
      <text:p text:style-name="P2"><text:soft-page-break/>******************************************************************************</text:p>
      <text:p text:style-name="P9">Undoing changes &amp; Travelling to previous commit:</text:p>
      <text:p text:style-name="P2"/>
      <text:p text:style-name="P17">Undoing not added changes:</text:p>
      <text:p text:style-name="P28"><text:tab/>Lets say we have modified some files but we want to revert back those files and don’t want <text:tab/>to perform add. And commit.</text:p>
      <text:p text:style-name="P28"/>
      <text:p text:style-name="P28"><text:tab/><text:span text:style-name="T11">Git checkout HEAD file_name or * &gt; </text:span><text:span text:style-name="T22">we are asking to remove all the changes and go back <text:tab/>to last commit where HEAD is pointing.</text:span></text:p>
      <text:p text:style-name="P28"><text:span text:style-name="T22"/></text:p>
      <text:p text:style-name="P28"><text:span text:style-name="T22"><text:tab/></text:span><text:span text:style-name="T12">NOTE: </text:span><text:span text:style-name="T23">Note the same we can achieve using restore command as well.</text:span></text:p>
      <text:p text:style-name="P28"><text:span text:style-name="T23"><text:tab/>g</text:span><text:span text:style-name="T12">it restore &lt;file-name&gt;</text:span></text:p>
      <text:p text:style-name="P28"/>
      <text:p text:style-name="P18">Undoing Staged Changes:<text:span text:style-name="T19"> </text:span></text:p>
      <text:p text:style-name="P18"><text:span text:style-name="T19"><text:tab/></text:span><text:span text:style-name="T24">Removing files from staged i.e after doing git add .</text:span></text:p>
      <text:p text:style-name="P18"><text:tab/><text:span text:style-name="T35">git restore –-staged file_name </text:span></text:p>
      <text:p text:style-name="P18"/>
      <text:p text:style-name="P19">Undoing committed changes:</text:p>
      <text:p text:style-name="P19"><text:tab/><text:span text:style-name="T19"> Lets say we have made couple of commit to master branch and then realize we should had <text:tab/>make commit on master instead we should had created our own branch and make changes.</text:span></text:p>
      <text:p text:style-name="P19"><text:span text:style-name="T19"/></text:p>
      <text:p text:style-name="P19"><text:span text:style-name="T19"><text:tab/></text:span><text:span text:style-name="T25">To revert back all the commit to master branch, we can use </text:span><text:span text:style-name="T36">git reset </text:span><text:span text:style-name="T39">or git revert</text:span><text:span text:style-name="T36">.</text:span></text:p>
      <text:p text:style-name="P19"><text:span text:style-name="T25"><text:tab/></text:span></text:p>
      <text:p text:style-name="P19"><text:span text:style-name="T25"><text:tab/></text:span><text:span text:style-name="T37">git reset –hard commit_id,</text:span><text:span text:style-name="T26"> </text:span><text:span text:style-name="T27">It will revert back changes to this co</text:span><text:span text:style-name="T28">m</text:span><text:span text:style-name="T27">mit_id.</text:span></text:p>
      <text:p text:style-name="P19"><text:span text:style-name="T27"><text:tab/></text:span><text:span text:style-name="T40">git revert </text:span><text:span text:style-name="T37">commit_id, </text:span><text:span text:style-name="T29">I does the same thing as reset but there is small difference.</text:span></text:p>
      <text:p text:style-name="P19"><text:span text:style-name="T27"><text:tab/></text:span></text:p>
      <text:p text:style-name="P20"><text:span text:style-name="T38"><text:tab/>g</text:span>it reset vs git revert&gt;</text:p>
      <text:p text:style-name="P28"><text:tab/></text:p>
      <text:p text:style-name="P28"><text:tab/><text:span text:style-name="T13">git reset </text:span><text:span text:style-name="T41">moves the branch pointer backwards, </text:span><text:span text:style-name="T42">eliminating commits.</text:span></text:p>
      <text:p text:style-name="P28"><text:tab/><text:span text:style-name="T14">g</text:span><text:span text:style-name="T15">it revert</text:span><text:span text:style-name="T42"> creates a brand new commit which reverse/undo the changes. </text:span><text:span text:style-name="T43">Will have history.</text:span></text:p>
      <text:p text:style-name="P28"><text:s text:c="12"/></text:p>
      <text:p text:style-name="P2">******************************************************************************</text:p>
      <text:p text:style-name="P10">Check all the commit_Id:</text:p>
      <text:p text:style-name="P10"><text:tab/>git log <text:span text:style-name="T19">&gt; </text:span><text:span text:style-name="T30">display commit logs with details</text:span></text:p>
      <text:p text:style-name="P21"><text:tab/>git log –oneline <text:s/><text:span text:style-name="T19">&gt; </text:span><text:span text:style-name="T30">display commit logs only in one line</text:span></text:p>
      <text:p text:style-name="P10"/>
      <text:p text:style-name="P2">******************************************************************************</text:p>
      <text:p text:style-name="P27"/>
      <text:p text:style-name="P22">git pull vs git fetch:</text:p>
      <text:p text:style-name="P22"><text:tab/><text:span text:style-name="T31">git pull = git fetch + git merge</text:span></text:p>
      <text:p text:style-name="P22"><text:span text:style-name="T31"/></text:p>
      <text:p text:style-name="P23"><text:span text:style-name="T31">g</text:span><text:span text:style-name="T19">it pull means it will pull the record and merge it to current branch.</text:span></text:p>
      <text:p text:style-name="P2"/>
      <text:p text:style-name="P24">git pull origin branch_name, </text:p>
      <text:p text:style-name="P24"/>
      <text:p text:style-name="P29">Here branch_name branch will merge into current branch.</text:p>
      <text:p text:style-name="P2">******************************************************************************</text:p>
      <text:p text:style-name="P2"/>
      <text:p text:style-name="P2"/>
      <text:p text:style-name="P3"/>
      <text:p text:style-name="P2"/>
      <text:p text:style-name="P2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7:15:50.181000000</meta:creation-date>
    <dc:date>2024-08-22T15:34:05.598000000</dc:date>
    <meta:editing-duration>PT3H1M18S</meta:editing-duration>
    <meta:editing-cycles>42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64" meta:word-count="614" meta:character-count="4001" meta:non-whitespace-character-count="3342"/>
  </office:meta>
</office:document-meta>
</file>